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80AA11DA82D431947A.png" manifest:media-type="image/png"/>
  <manifest:file-entry manifest:full-path="Pictures/1000020100000200000002006B82EB8A34AED9A8.png" manifest:media-type="image/png"/>
  <manifest:file-entry manifest:full-path="Pictures/1000020100000100000001004C753660FFDA077F.png" manifest:media-type="image/png"/>
  <manifest:file-entry manifest:full-path="Pictures/10000000000004D5000008328C571BF77D35AC09.jpg" manifest:media-type="image/jpeg"/>
  <manifest:file-entry manifest:full-path="Pictures/100002010000020000000200D3A587D25A7100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9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76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2cm" fo:margin-bottom="0cm"/>
      <style:text-properties fo:font-size="12pt"/>
    </style:style>
    <style:style style:name="P3" style:family="paragraph">
      <loext:graphic-properties draw:fill="none" draw:fill-color="#ffffff"/>
      <style:paragraph-properties fo:margin-top="0.2cm" fo:margin-bottom="0cm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color="#000000" style:font-name="Liberation Sans1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89cm" svg:height="2.9cm" svg:x="0.211cm" svg:y="1.3cm">
          <draw:image xlink:href="Pictures/10000000000004D5000008328C571BF77D35AC09.jpg" xlink:type="simple" xlink:show="embed" xlink:actuate="onLoad">
            <text:p/>
          </draw:image>
        </draw:frame>
        <draw:g>
          <draw:frame draw:style-name="gr2" draw:text-style-name="P1" draw:layer="layout" svg:width="0.407cm" svg:height="0.414cm" svg:x="2.293cm" svg:y="2.1cm">
            <draw:image xlink:href="Pictures/100002010000020000000200D3A587D25A710062.png" xlink:type="simple" xlink:show="embed" xlink:actuate="onLoad">
              <text:p/>
            </draw:image>
          </draw:frame>
          <draw:frame draw:style-name="gr2" draw:text-style-name="P1" draw:layer="layout" svg:width="0.6cm" svg:height="0.551cm" svg:x="2.2cm" svg:y="2.749cm">
            <draw:image xlink:href="Pictures/1000020100000200000002006B82EB8A34AED9A8.png" xlink:type="simple" xlink:show="embed" xlink:actuate="onLoad">
              <text:p/>
            </draw:image>
          </draw:frame>
          <draw:frame draw:style-name="gr2" draw:text-style-name="P1" draw:layer="layout" svg:width="0.407cm" svg:height="0.411cm" svg:x="2.293cm" svg:y="3.495cm">
            <draw:image xlink:href="Pictures/1000020100000100000001004C753660FFDA077F.png" xlink:type="simple" xlink:show="embed" xlink:actuate="onLoad">
              <text:p/>
            </draw:image>
          </draw:frame>
        </draw:g>
        <draw:frame draw:style-name="gr3" draw:text-style-name="P3" draw:layer="layout" svg:width="7.4cm" svg:height="3.626cm" svg:x="2.7cm" svg:y="2cm">
          <draw:text-box>
            <text:p text:style-name="P2"><text:span text:style-name="T1"><text:a xlink:href="tel:+33648227168" xlink:type="simple">06 48 22 71 68</text:a></text:span></text:p>
            <text:p text:style-name="P2"><text:span text:style-name="T1"><text:a xlink:href="mailto:contact@julien-giraud.fr" xlink:type="simple">contact@julien-giraud.fr</text:a></text:span></text:p>
            <text:p text:style-name="P2"><text:span text:style-name="T1"><text:a xlink:href="https://www.linkedin.com/in/julien-giraud/" xlink:type="simple">linkedin.com/in/julien-giraud</text:a></text:span></text:p>
          </draw:text-box>
        </draw:frame>
        <draw:frame draw:style-name="gr4" draw:text-style-name="P5" draw:layer="layout" svg:width="4.5cm" svg:height="0.725cm" svg:x="2.1cm" svg:y="0.975cm">
          <draw:text-box>
            <text:p text:style-name="P4"><text:span text:style-name="T2">J</text:span><text:span text:style-name="T2">u</text:span><text:span text:style-name="T2">l</text:span><text:span text:style-name="T2">i</text:span><text:span text:style-name="T2">e</text:span><text:span text:style-name="T2">n</text:span><text:span text:style-name="T2"> </text:span><text:span text:style-name="T2">G</text:span><text:span text:style-name="T2">I</text:span><text:span text:style-name="T2">R</text:span><text:span text:style-name="T2">A</text:span><text:span text:style-name="T2">U</text:span><text:span text:style-name="T2">D</text:span></text:p>
          </draw:text-box>
        </draw:frame>
      </draw:page>
      <draw:page draw:name="page2" draw:style-name="dp1" draw:master-page-name="Standard">
        <draw:frame draw:style-name="gr5" draw:text-style-name="P7" draw:layer="layout" svg:width="5.2cm" svg:height="1.4cm" svg:x="3.2cm" svg:y="1.7cm">
          <draw:text-box>
            <text:p text:style-name="P6"><text:span text:style-name="T3">« </text:span><text:span text:style-name="T4">Si on peut l’imaginer, </text:span><text:span text:style-name="T4">on peut le réaliser.</text:span><text:span text:style-name="T3"> »</text:span></text:p>
          </draw:text-box>
        </draw:frame>
        <draw:frame draw:style-name="gr6" draw:text-style-name="P8" draw:layer="layout" svg:width="3.2cm" svg:height="3.2cm" svg:x="0.3cm" svg:y="1.1cm">
          <draw:image xlink:href="Pictures/100002010000018000000180AA11DA82D431947A.png" xlink:type="simple" xlink:show="embed" xlink:actuate="onLoad">
            <text:p/>
          </draw:image>
        </draw:frame>
        <draw:frame draw:style-name="gr5" draw:text-style-name="P7" draw:layer="layout" svg:width="5.2cm" svg:height="1.4cm" svg:x="3.7cm" svg:y="3.5cm">
          <draw:text-box>
            <text:p text:style-name="P6"><text:span text:style-name="T3">John F. Kenne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7:36:12.924676139</meta:creation-date>
    <dc:date>2020-02-01T22:58:44.654726735</dc:date>
    <meta:editing-duration>PT9M57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